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l for EECS 600 Algorithmic Robotics Project 1</text:p>
      <text:p text:style-name="Standard"/>
      <text:p text:style-name="Standard">I will:</text:p>
      <text:p text:style-name="Standard"><text:tab/>-Implement a filter-derived localization method by means of</text:p>
      <text:p text:style-name="Standard"><text:tab/><text:tab/>-Velocity model from simulated wheel encoders</text:p>
      <text:p text:style-name="Standard"><text:tab/><text:tab/>-Sensor model from a 'realistic' laser scanning sensor (LIDAR)</text:p>
      <text:p text:style-name="Standard"><text:tab/>-Create a map by having a robot drive around in a logical way</text:p>
      <text:p text:style-name="Standard"><text:tab/><text:tab/>-And then having it use a grid-based mapping algorithm to create a map</text:p>
      <text:p text:style-name="Standard"/>
      <text:p text:style-name="Standard">I may:</text:p>
      <text:p text:style-name="Standard"><text:tab/>Use the second part first as a kind of 'wandering robot' approach to creating a map and then use that map information as a part of my filter localization.</text:p>
      <text:p text:style-name="P2"/>
      <text:p text:style-name="Standard"/>
      <text:p text:style-name="Standard">Map of code structure in RO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22:37:50</meta:creation-date>
    <dc:date>2014-10-20T09:20:42</dc:date>
    <meta:editing-duration>PT10H39M5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96" meta:character-count="554" meta:non-whitespace-character-count="459"/>
  </office:meta>
</office:document-meta>
</file>